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01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238cm"/>
    </style:style>
    <style:style style:name="co4" style:family="table-column">
      <style:table-column-properties fo:break-before="auto" style:column-width="2.907cm"/>
    </style:style>
    <style:style style:name="co5" style:family="table-column">
      <style:table-column-properties fo:break-before="auto" style:column-width="3.98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0" fo:border-left="none" fo:border-right="none" fo:border-top="none"/>
      <style:text-properties fo:language="en" fo:country="US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ext-properties fo:language="en" fo:country="US" style:text-underline-style="solid" style:text-underline-width="auto" style:text-underline-color="font-color"/>
    </style:style>
    <style:style style:name="ce4" style:family="table-cell" style:parent-style-name="Default" style:data-style-name="N84">
      <style:table-cell-properties fo:border-bottom="0.06pt solid #000000" fo:border-left="none" fo:border-right="none" fo:border-top="none"/>
      <style:text-properties fo:language="en" fo:country="US"/>
    </style:style>
    <style:style style:name="ce5" style:family="table-cell" style:parent-style-name="Defaul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double #000000" style:border-line-width-left="0.026cm 0.004cm 0.053cm" fo:border-right="none" fo:border-top="none"/>
      <style:paragraph-properties fo:text-align="end" fo:margin-left="0cm"/>
      <style:text-properties fo:language="en" fo:country="US"/>
    </style:style>
    <style:style style:name="ce7" style:family="table-cell" style:parent-style-name="Default">
      <style:table-cell-properties fo:border-bottom="none" fo:border-left="0.06pt double #000000" style:border-line-width-left="0.026cm 0.004cm 0.053cm" fo:border-right="none" fo:border-top="none"/>
      <style:text-properties fo:language="en" fo:country="US"/>
      <style:map style:condition="cell-content()&lt;0" style:apply-style-name="grüner_20_hintergrund" style:base-cell-address="'RAW-Data'.D3"/>
      <style:map style:condition="cell-content()&gt;0" style:apply-style-name="negativ" style:base-cell-address="'RAW-Data'.D3"/>
    </style:style>
    <style:style style:name="ce8" style:family="table-cell" style:parent-style-name="Default">
      <style:table-cell-properties fo:border-bottom="none" fo:border-left="0.06pt double #000000" style:border-line-width-left="0.026cm 0.004cm 0.053cm" fo:border-right="none" fo:border-top="none"/>
      <style:text-properties fo:language="en" fo:country="US" style:text-underline-style="solid" style:text-underline-width="auto" style:text-underline-color="font-color" fo:font-weight="bold" style:font-weight-asian="bold" style:font-weight-complex="bold"/>
      <style:map style:condition="cell-content()&lt;0" style:apply-style-name="grüner_20_hintergrund" style:base-cell-address="'RAW-Data'.D3"/>
      <style:map style:condition="cell-content()&gt;0" style:apply-style-name="negativ" style:base-cell-address="'RAW-Data'.D3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language="en" fo:country="US"/>
    </style:style>
    <style:style style:name="ce10" style:family="table-cell" style:parent-style-name="Default" style:data-style-name="N2">
      <style:text-properties fo:language="en" fo:country="US"/>
      <style:map style:condition="cell-content()&lt;0" style:apply-style-name="grüner_20_hintergrund" style:base-cell-address="'RAW-Data'.D3"/>
      <style:map style:condition="cell-content()&gt;0" style:apply-style-name="negativ" style:base-cell-address="'RAW-Data'.D3"/>
    </style:style>
    <style:style style:name="ce11" style:family="table-cell" style:parent-style-name="Default" style:data-style-name="N2">
      <style:table-cell-properties fo:border-bottom="0.06pt solid #000000" fo:border-left="none" fo:border-right="none" fo:border-top="none"/>
      <style:text-properties fo:language="en" fo:country="US"/>
      <style:map style:condition="cell-content()&lt;0" style:apply-style-name="grüner_20_hintergrund" style:base-cell-address="'RAW-Data'.D3"/>
      <style:map style:condition="cell-content()&gt;0" style:apply-style-name="negativ" style:base-cell-address="'RAW-Data'.D3"/>
    </style:style>
    <style:style style:name="ce12" style:family="table-cell" style:parent-style-name="Default" style:data-style-name="N2">
      <style:text-properties fo:language="en" fo:country="US" style:text-underline-style="solid" style:text-underline-width="auto" style:text-underline-color="font-color" fo:font-weight="bold" style:font-weight-asian="bold" style:font-weight-complex="bold"/>
      <style:map style:condition="cell-content()&lt;0" style:apply-style-name="grüner_20_hintergrund" style:base-cell-address="'RAW-Data'.D3"/>
      <style:map style:condition="cell-content()&gt;0" style:apply-style-name="negativ" style:base-cell-address="'RAW-Data'.D3"/>
    </style:style>
    <style:style style:name="gr1" style:family="graphic">
      <style:graphic-properties draw:marker-start="Linienend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fo:language="en" fo:country="AU"/>
    </style:style>
    <style:style style:name="T2" style:family="text">
      <style:text-properties fo:language="en" fo:country="US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RAW-Dat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Outstanding Defects (as of)</text:p>
          </table:table-cell>
          <table:table-cell table:style-name="ce4" office:value-type="date" office:date-value="2013-10-04" calcext:value-type="date">
            <text:p>2013-10-04</text:p>
          </table:table-cell>
          <table:table-cell table:style-name="ce4" office:value-type="date" office:date-value="2013-11-08" calcext:value-type="date">
            <office:annotation draw:style-name="gr1" draw:text-style-name="P1" svg:width="2.899cm" svg:height="1.386cm" svg:x="10.617cm" svg:y="0cm" draw:caption-point-x="-0.61cm" draw:caption-point-y="0.01cm">
              <dc:date>2013-11-16T00:00:00</dc:date>
              <text:p text:style-name="P1">Date of release of the Coverity document</text:p>
            </office:annotation>
            <text:p>2013-11-08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office:value-type="string" calcext:value-type="string">
            <text:p>LibreOffice Version</text:p>
          </table:table-cell>
          <table:table-cell table:style-name="Default" office:value-type="string" calcext:value-type="string">
            <text:p>LibreOffice 4.1</text:p>
          </table:table-cell>
          <table:table-cell table:style-name="Default" office:value-type="string" calcext:value-type="string">
            <text:p>LibreOffice 4.2</text:p>
          </table:table-cell>
          <table:table-cell table:style-name="ce6" office:value-type="string" calcext:value-type="string">
            <text:p>Difference (total)</text:p>
          </table:table-cell>
          <table:table-cell table:style-name="ce9" office:value-type="string" calcext:value-type="string">
            <text:p>Difference (percentage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I <text:span text:style-name="T1">usage</text:span> <text:span text:style-name="T1">errors</text:span>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style-name="ce7" table:formula="of:=IF([.B3]&gt;[.C3];-([.B3]-[.C3]);+([.C3]-[.B3]))" office:value-type="float" office:value="-9" calcext:value-type="float">
            <text:p>-9</text:p>
          </table:table-cell>
          <table:table-cell table:style-name="ce10" table:formula="of:=IF([.C3]=[.B3];0;IF([.C3]=0;-100;IF([.B3]&gt;[.C3];-([.C3]*100/[.B3]);+([.C3]*100/[.B3]))))" office:value-type="float" office:value="-60.8695652173913" calcext:value-type="float">
            <text:p>-60,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pan text:style-name="T1">Class </text:span><text:span text:style-name="T2">hierarchy</text:span> <text:span text:style-name="T2">inconsistencies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IF([.B4]&gt;[.C4];-([.B4]-[.C4]);+([.C4]-[.B4]))" office:value-type="float" office:value="-2" calcext:value-type="float">
            <text:p>-2</text:p>
          </table:table-cell>
          <table:table-cell table:style-name="ce10" table:formula="of:=IF([.C4]=[.B4];0;IF([.C4]=0;-100;IF([.B4]&gt;[.C4];-([.C4]*100/[.B4]);+([.C4]*100/[.B4]))))" office:value-type="float" office:value="-33.3333333333333" calcext:value-type="float">
            <text:p>-33,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de maintainability issues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table:style-name="ce7" table:formula="of:=IF([.B5]&gt;[.C5];-([.B5]-[.C5]);+([.C5]-[.B5]))" office:value-type="float" office:value="-72" calcext:value-type="float">
            <text:p>-72</text:p>
          </table:table-cell>
          <table:table-cell table:style-name="ce10" table:formula="of:=IF([.C5]=[.B5];0;IF([.C5]=0;-100;IF([.B5]&gt;[.C5];-([.C5]*100/[.B5]);+([.C5]*100/[.B5]))))" office:value-type="float" office:value="-8.86075949367089" calcext:value-type="float">
            <text:p>-8,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current data access violations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" table:formula="of:=IF([.B6]&gt;[.C6];-([.B6]-[.C6]);+([.C6]-[.B6]))" office:value-type="float" office:value="0" calcext:value-type="float">
            <text:p>0</text:p>
          </table:table-cell>
          <table:table-cell table:style-name="ce10" table:formula="of:=IF([.C6]=[.B6];0;IF([.C6]=0;-100;IF([.B6]&gt;[.C6];-([.C6]*100/[.B6]);+([.C6]*100/[.B6]))))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trol flow issues</text:p>
          </table:table-cell>
          <table:table-cell office:value-type="float" office:value="447" calcext:value-type="float">
            <text:p>447</text:p>
          </table:table-cell>
          <table:table-cell office:value-type="float" office:value="133" calcext:value-type="float">
            <text:p>133</text:p>
          </table:table-cell>
          <table:table-cell table:style-name="ce7" table:formula="of:=IF([.B7]&gt;[.C7];-([.B7]-[.C7]);+([.C7]-[.B7]))" office:value-type="float" office:value="-314" calcext:value-type="float">
            <text:p>-314</text:p>
          </table:table-cell>
          <table:table-cell table:style-name="ce10" table:formula="of:=IF([.C7]=[.B7];0;IF([.C7]=0;-100;IF([.B7]&gt;[.C7];-([.C7]*100/[.B7]);+([.C7]*100/[.B7]))))" office:value-type="float" office:value="-29.7539149888143" calcext:value-type="float">
            <text:p>-29,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ror handling issues</text:p>
          </table:table-cell>
          <table:table-cell office:value-type="float" office:value="1628" calcext:value-type="float">
            <text:p>1628</text:p>
          </table:table-cell>
          <table:table-cell office:value-type="float" office:value="1386" calcext:value-type="float">
            <text:p>1386</text:p>
          </table:table-cell>
          <table:table-cell table:style-name="ce7" table:formula="of:=IF([.B8]&gt;[.C8];-([.B8]-[.C8]);+([.C8]-[.B8]))" office:value-type="float" office:value="-242" calcext:value-type="float">
            <text:p>-242</text:p>
          </table:table-cell>
          <table:table-cell table:style-name="ce10" table:formula="of:=IF([.C8]=[.B8];0;IF([.C8]=0;-100;IF([.B8]&gt;[.C8];-([.C8]*100/[.B8]);+([.C8]*100/[.B8]))))" office:value-type="float" office:value="-85.1351351351351" calcext:value-type="float">
            <text:p>-85,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correct expression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style-name="ce7" table:formula="of:=IF([.B9]&gt;[.C9];-([.B9]-[.C9]);+([.C9]-[.B9]))" office:value-type="float" office:value="-23" calcext:value-type="float">
            <text:p>-23</text:p>
          </table:table-cell>
          <table:table-cell table:style-name="ce10" table:formula="of:=IF([.C9]=[.B9];0;IF([.C9]=0;-100;IF([.B9]&gt;[.C9];-([.C9]*100/[.B9]);+([.C9]*100/[.B9]))))" office:value-type="float" office:value="-53.0612244897959" calcext:value-type="float">
            <text:p>-53,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secure data handling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7" table:formula="of:=IF([.B10]&gt;[.C10];-([.B10]-[.C10]);+([.C10]-[.B10]))" office:value-type="float" office:value="-8" calcext:value-type="float">
            <text:p>-8</text:p>
          </table:table-cell>
          <table:table-cell table:style-name="ce10" table:formula="of:=IF([.C10]=[.B10];0;IF([.C10]=0;-100;IF([.B10]&gt;[.C10];-([.C10]*100/[.B10]);+([.C10]*100/[.B10]))))" office:value-type="float" office:value="-27.2727272727273" calcext:value-type="float">
            <text:p>-27,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teger handling issues</text:p>
          </table:table-cell>
          <table:table-cell office:value-type="float" office:value="252" calcext:value-type="float">
            <text:p>252</text:p>
          </table:table-cell>
          <table:table-cell office:value-type="float" office:value="39" calcext:value-type="float">
            <text:p>39</text:p>
          </table:table-cell>
          <table:table-cell table:style-name="ce7" table:formula="of:=IF([.B11]&gt;[.C11];-([.B11]-[.C11]);+([.C11]-[.B11]))" office:value-type="float" office:value="-213" calcext:value-type="float">
            <text:p>-213</text:p>
          </table:table-cell>
          <table:table-cell table:style-name="ce10" table:formula="of:=IF([.C11]=[.B11];0;IF([.C11]=0;-100;IF([.B11]&gt;[.C11];-([.C11]*100/[.B11]);+([.C11]*100/[.B11]))))" office:value-type="float" office:value="-15.4761904761905" calcext:value-type="float">
            <text:p>-15,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mory – corruptions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table:style-name="ce7" table:formula="of:=IF([.B12]&gt;[.C12];-([.B12]-[.C12]);+([.C12]-[.B12]))" office:value-type="float" office:value="-39" calcext:value-type="float">
            <text:p>-39</text:p>
          </table:table-cell>
          <table:table-cell table:style-name="ce10" table:formula="of:=IF([.C12]=[.B12];0;IF([.C12]=0;-100;IF([.B12]&gt;[.C12];-([.C12]*100/[.B12]);+([.C12]*100/[.B12]))))" office:value-type="float" office:value="-30.3571428571429" calcext:value-type="float">
            <text:p>-30,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mory - illegal accesses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table:style-name="ce7" table:formula="of:=IF([.B13]&gt;[.C13];-([.B13]-[.C13]);+([.C13]-[.B13]))" office:value-type="float" office:value="-8" calcext:value-type="float">
            <text:p>-8</text:p>
          </table:table-cell>
          <table:table-cell table:style-name="ce10" table:formula="of:=IF([.C13]=[.B13];0;IF([.C13]=0;-100;IF([.B13]&gt;[.C13];-([.C13]*100/[.B13]);+([.C13]*100/[.B13]))))" office:value-type="float" office:value="-80.952380952381" calcext:value-type="float">
            <text:p>-80,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ull pointer dereferences</text:p>
          </table:table-cell>
          <table:table-cell office:value-type="float" office:value="886" calcext:value-type="float">
            <text:p>886</text:p>
          </table:table-cell>
          <table:table-cell office:value-type="float" office:value="122" calcext:value-type="float">
            <text:p>122</text:p>
          </table:table-cell>
          <table:table-cell table:style-name="ce7" table:formula="of:=IF([.B14]&gt;[.C14];-([.B14]-[.C14]);+([.C14]-[.B14]))" office:value-type="float" office:value="-764" calcext:value-type="float">
            <text:p>-764</text:p>
          </table:table-cell>
          <table:table-cell table:style-name="ce10" table:formula="of:=IF([.C14]=[.B14];0;IF([.C14]=0;-100;IF([.B14]&gt;[.C14];-([.C14]*100/[.B14]);+([.C14]*100/[.B14]))))" office:value-type="float" office:value="-13.7697516930023" calcext:value-type="float">
            <text:p>-13,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se warning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IF([.B15]&gt;[.C15];-([.B15]-[.C15]);+([.C15]-[.B15]))" office:value-type="float" office:value="-1" calcext:value-type="float">
            <text:p>-1</text:p>
          </table:table-cell>
          <table:table-cell table:style-name="ce10" table:formula="of:=IF([.C15]=[.B15];0;IF([.C15]=0;-100;IF([.B15]&gt;[.C15];-([.C15]*100/[.B15]);+([.C15]*100/[.B15]))))"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formance inefficienci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table:formula="of:=IF([.B16]&gt;[.C16];-([.B16]-[.C16]);+([.C16]-[.B16]))" office:value-type="float" office:value="1" calcext:value-type="float">
            <text:p>1</text:p>
          </table:table-cell>
          <table:table-cell table:style-name="ce10" table:formula="of:=IF([.C16]=[.B16];0;IF([.C16]=0;-100;IF([.B16]&gt;[.C16];-([.C16]*100/[.B16]);+([.C16]*100/[.B16]))))" office:value-type="float" office:value="133.333333333333" calcext:value-type="float">
            <text:p>133,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gram hang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7" table:formula="of:=IF([.B17]&gt;[.C17];-([.B17]-[.C17]);+([.C17]-[.B17]))" office:value-type="float" office:value="2" calcext:value-type="float">
            <text:p>2</text:p>
          </table:table-cell>
          <table:table-cell table:style-name="ce10" table:formula="of:=IF([.C17]=[.B17];0;IF([.C17]=0;-100;IF([.B17]&gt;[.C17];-([.C17]*100/[.B17]);+([.C17]*100/[.B17]))))" office:value-type="float" office:value="150" calcext:value-type="float">
            <text:p>150,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ource leaks</text:p>
          </table:table-cell>
          <table:table-cell office:value-type="float" office:value="74" calcext:value-type="float">
            <text:p>74</text:p>
          </table:table-cell>
          <table:table-cell office:value-type="float" office:value="133" calcext:value-type="float">
            <text:p>133</text:p>
          </table:table-cell>
          <table:table-cell table:style-name="ce7" table:formula="of:=IF([.B18]&gt;[.C18];-([.B18]-[.C18]);+([.C18]-[.B18]))" office:value-type="float" office:value="59" calcext:value-type="float">
            <text:p>59</text:p>
          </table:table-cell>
          <table:table-cell table:style-name="ce10" table:formula="of:=IF([.C18]=[.B18];0;IF([.C18]=0;-100;IF([.B18]&gt;[.C18];-([.C18]*100/[.B18]);+([.C18]*100/[.B18]))))" office:value-type="float" office:value="179.72972972973" calcext:value-type="float">
            <text:p>179,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curity best practices violations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style-name="ce7" table:formula="of:=IF([.B19]&gt;[.C19];-([.B19]-[.C19]);+([.C19]-[.B19]))" office:value-type="float" office:value="-17" calcext:value-type="float">
            <text:p>-17</text:p>
          </table:table-cell>
          <table:table-cell table:style-name="ce10" table:formula="of:=IF([.C19]=[.B19];0;IF([.C19]=0;-100;IF([.B19]&gt;[.C19];-([.C19]*100/[.B19]);+([.C19]*100/[.B19]))))" office:value-type="float" office:value="-34.6153846153846" calcext:value-type="float">
            <text:p>-34,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ninitialized members</text:p>
          </table:table-cell>
          <table:table-cell office:value-type="float" office:value="1090" calcext:value-type="float">
            <text:p>1090</text:p>
          </table:table-cell>
          <table:table-cell office:value-type="float" office:value="188" calcext:value-type="float">
            <text:p>188</text:p>
          </table:table-cell>
          <table:table-cell table:style-name="ce7" table:formula="of:=IF([.B20]&gt;[.C20];-([.B20]-[.C20]);+([.C20]-[.B20]))" office:value-type="float" office:value="-902" calcext:value-type="float">
            <text:p>-902</text:p>
          </table:table-cell>
          <table:table-cell table:style-name="ce10" table:formula="of:=IF([.C20]=[.B20];0;IF([.C20]=0;-100;IF([.B20]&gt;[.C20];-([.C20]*100/[.B20]);+([.C20]*100/[.B20]))))" office:value-type="float" office:value="-17.2477064220184" calcext:value-type="float">
            <text:p>-17,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ninitialized variables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style-name="ce7" table:formula="of:=IF([.B21]&gt;[.C21];-([.B21]-[.C21]);+([.C21]-[.B21]))" office:value-type="float" office:value="-14" calcext:value-type="float">
            <text:p>-14</text:p>
          </table:table-cell>
          <table:table-cell table:style-name="ce10" table:formula="of:=IF([.C21]=[.B21];0;IF([.C21]=0;-100;IF([.B21]&gt;[.C21];-([.C21]*100/[.B21]);+([.C21]*100/[.B21]))))" office:value-type="float" office:value="-65" calcext:value-type="float">
            <text:p>-65,00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Variou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formula="of:=IF([.B22]&gt;[.C22];-([.B22]-[.C22]);+([.C22]-[.B22]))" office:value-type="float" office:value="-1" calcext:value-type="float">
            <text:p>-1</text:p>
          </table:table-cell>
          <table:table-cell table:style-name="ce11" table:formula="of:=IF([.C22]=[.B22];0;IF([.C22]=0;-100;IF([.B22]&gt;[.C22];-([.C22]*100/[.B22]);+([.C22]*100/[.B22]))))"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Grand Total</text:p>
          </table:table-cell>
          <table:table-cell table:style-name="ce5" table:formula="of:=SUM([.B3:.B22])" office:value-type="float" office:value="4717" calcext:value-type="float">
            <text:p>4717</text:p>
          </table:table-cell>
          <table:table-cell table:style-name="ce5" table:formula="of:=SUM([.C3:.C22])" office:value-type="float" office:value="2150" calcext:value-type="float">
            <text:p>2150</text:p>
          </table:table-cell>
          <table:table-cell table:style-name="ce8" table:formula="of:=IF([.B23]&gt;[.C23];-([.B23]-[.C23]);+([.C23]-[.B23]))" office:value-type="float" office:value="-2567" calcext:value-type="float">
            <text:p>-2567</text:p>
          </table:table-cell>
          <table:table-cell table:style-name="ce12" table:formula="of:=IF([.C23]=[.B23];0;IF([.C23]=0;-100;IF([.B23]&gt;[.C23];-([.C23]*100/[.B23]);+([.C23]*100/[.B23]))))" office:value-type="float" office:value="-45.5798176807293" calcext:value-type="float">
            <text:p>-45,58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RAW-Data'.D3:'RAW-Data'.D23">
            <calcext:condition calcext:apply-style-name="grüner hintergrund" calcext:value="&lt;0" calcext:base-cell-address="'RAW-Data'.D3"/>
            <calcext:condition calcext:apply-style-name="negativ" calcext:value="&gt;0" calcext:base-cell-address="'RAW-Data'.D3"/>
          </calcext:conditional-format>
          <calcext:conditional-format calcext:target-range-address="'RAW-Data'.E3:'RAW-Data'.E23">
            <calcext:condition calcext:apply-style-name="grüner hintergrund" calcext:value="&lt;0" calcext:base-cell-address="'RAW-Data'.E3"/>
            <calcext:condition calcext:apply-style-name="negativ" calcext:value="&gt;0" calcext:base-cell-address="'RAW-Data'.E3"/>
          </calcext:conditional-format>
        </calcext:conditional-formats>
      </table:table>
      <table:table table:name="Graph" table:style-name="ta1">
        <table:shapes>
          <draw:frame draw:z-index="0" draw:style-name="gr2" draw:text-style-name="P2" svg:width="32.417cm" svg:height="15.413cm" svg:x="2.369cm" svg:y="0.107cm">
            <draw:object draw:notify-on-update-of-ranges="'RAW-Data'.A1:'RAW-Data'.A2 'RAW-Data'.A3:'RAW-Data'.A22 'RAW-Data'.B2:'RAW-Data'.B2 'RAW-Data'.B3:'RAW-Data'.B22 'RAW-Data'.C2:'RAW-Data'.C2 'RAW-Data'.C3:'RAW-Data'.C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egativ" style:family="table-cell" style:parent-style-name="Default">
      <style:table-cell-properties fo:background-color="#dc2300"/>
    </style:style>
    <style:style style:name="grüner_20_hintergrund" style:display-name="grüner hintergrund" style:family="table-cell" style:parent-style-name="Default">
      <style:table-cell-properties fo:background-color="#00ff0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5T16:00:47.865000000</meta:creation-date>
    <dc:date>2013-11-16T21:46:34.612000000</dc:date>
    <meta:editing-duration>PT4H55M50S</meta:editing-duration>
    <meta:editing-cycles>8</meta:editing-cycles>
    <meta:generator>LibreOffice/4.1.3.2$Windows_x86 LibreOffice_project/70feb7d99726f064edab4605a8ab840c50ec57a</meta:generator>
    <meta:document-statistic meta:table-count="2" meta:cell-count="1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418cm" svg:height="15.414cm" xlink:href=".." xlink:type="simple" chart:class="chart:bar" chart:column-mapping="0" chart:style-name="ch1">
        <chart:title svg:x="13.308cm" svg:y="0.444cm" chart:style-name="ch2">
          <text:p>Absolut data of Coverity scan</text:p>
        </chart:title>
        <chart:legend chart:legend-position="end" svg:x="29.467cm" svg:y="7.133cm" style:legend-expansion="high" chart:style-name="ch3"/>
        <chart:plot-area chart:style-name="ch4" table:cell-range-address="'RAW-Data'.A1:'RAW-Data'.A22 'RAW-Data'.B2:'RAW-Data'.C22" chart:data-source-has-labels="both" svg:x="1.686cm" svg:y="2.147cm" svg:width="26.485cm" svg:height="12.539cm">
          <chartooo:coordinate-region svg:x="2.678cm" svg:y="2.359cm" svg:width="25.493cm" svg:height="7.398cm"/>
          <chart:axis chart:dimension="x" chart:name="primary-x" chart:style-name="ch5" chartooo:axis-type="auto">
            <chartooo:date-scale/>
            <chart:categories table:cell-range-address="'RAW-Data'.A3:'RAW-Data'.A22"/>
          </chart:axis>
          <chart:axis chart:dimension="y" chart:name="primary-y" chart:style-name="ch6">
            <chart:title svg:x="0.917cm" svg:y="10.37cm" chart:style-name="ch7">
              <text:p># of "outstanding defects"</text:p>
            </chart:title>
            <chart:grid chart:style-name="ch8" chart:class="major"/>
          </chart:axis>
          <chart:series chart:style-name="ch9" chart:values-cell-range-address="'RAW-Data'.B3:'RAW-Data'.B22" chart:label-cell-address="'RAW-Data'.B2:'RAW-Data'.B2" chart:class="chart:bar">
            <chart:data-point chart:repeated="20"/>
          </chart:series>
          <chart:series chart:style-name="ch10" chart:values-cell-range-address="'RAW-Data'.C3:'RAW-Data'.C22" chart:label-cell-address="'RAW-Data'.C2:'RAW-Data'.C2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breOffice 4.1</text:p>
                <draw:g>
                  <svg:desc>'RAW-Data'.B2:'RAW-Data'.B2</svg:desc>
                </draw:g>
              </table:table-cell>
              <table:table-cell office:value-type="string">
                <text:p>LibreOffice 4.2</text:p>
                <draw:g>
                  <svg:desc>'RAW-Data'.C2:'RAW-Data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I usage errors</text:p>
                <draw:g>
                  <svg:desc>'RAW-Data'.A3:'RAW-Data'.A22</svg:desc>
                </draw:g>
              </table:table-cell>
              <table:table-cell office:value-type="float" office:value="23">
                <text:p>23</text:p>
                <draw:g>
                  <svg:desc>'RAW-Data'.B3:'RAW-Data'.B22</svg:desc>
                </draw:g>
              </table:table-cell>
              <table:table-cell office:value-type="float" office:value="14">
                <text:p>14</text:p>
                <draw:g>
                  <svg:desc>'RAW-Data'.C3:'RAW-Data'.C22</svg:desc>
                </draw:g>
              </table:table-cell>
            </table:table-row>
            <table:table-row>
              <table:table-cell office:value-type="string">
                <text:p>Class hierarchy inconsistencies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de maintainability issues</text:p>
              </table:table-cell>
              <table:table-cell office:value-type="float" office:value="79">
                <text:p>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oncurrent data access violations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ntrol flow issues</text:p>
              </table:table-cell>
              <table:table-cell office:value-type="float" office:value="447">
                <text:p>44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Error handling issues</text:p>
              </table:table-cell>
              <table:table-cell office:value-type="float" office:value="1628">
                <text:p>1628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Incorrect expression</text:p>
              </table:table-cell>
              <table:table-cell office:value-type="float" office:value="49">
                <text:p>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Insecure data handling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teger handling issues</text:p>
              </table:table-cell>
              <table:table-cell office:value-type="float" office:value="252">
                <text:p>25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Memory – corruptions</text:p>
              </table:table-cell>
              <table:table-cell office:value-type="float" office:value="56">
                <text:p>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Memory - illegal accesses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Null pointer dereferences</text:p>
              </table:table-cell>
              <table:table-cell office:value-type="float" office:value="886">
                <text:p>88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Parse warnings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rformance inefficiencies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ogram hangs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esource leaks</text:p>
              </table:table-cell>
              <table:table-cell office:value-type="float" office:value="74">
                <text:p>7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Security best practices violations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Uninitialized members</text:p>
              </table:table-cell>
              <table:table-cell office:value-type="float" office:value="1090">
                <text:p>109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Uninitialized variables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Various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